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en a new member joins:</text:p>
      <text:p text:style-name="Standard">login to admin</text:p>
      <text:p text:style-name="Standard">go to Users</text:p>
      <text:p text:style-name="Standard">click add User (top right)</text:p>
      <text:p text:style-name="Standard">Username = the member's TO name. (Fox, Trout, etc)</text:p>
      <text:p text:style-name="Standard">give <text:s/>a temp password, tell them about it</text:p>
      <text:p text:style-name="Standard">contact email – this will be used by the system to send notices to the user</text:p>
      <text:p text:style-name="Standard">double click Members in the Groups section to 'choose it' / send it to the right side</text:p>
      <text:p text:style-name="Standard"/>
      <text:p text:style-name="Standard">Person</text:p>
      <text:p text:style-name="Standard">(if the Person doesn't exist in the system already)</text:p>
      <text:p text:style-name="Standard">Name = same as Username</text:p>
      <text:p text:style-name="Standard">contact email – this will be used by the system to send notices to the user</text:p>
      <text:p text:style-name="Standard">parent = ignore this</text:p>
      <text:p text:style-name="Standard">preference = defaults to 'anyone can stay' as their guest status, user can manually change later</text:p>
      <text:p text:style-name="Standard"/>
      <text:p text:style-name="Standard">(if they do exist already)</text:p>
      <text:p text:style-name="Standard">go to Persons</text:p>
      <text:p text:style-name="Standard">click their name</text:p>
      <text:p text:style-name="Standard">select the matching User you just created from the dropdown</text:p>
      <text:p text:style-name="Standard">Save</text:p>
      <text:p text:style-name="Standard"/>
      <text:p text:style-name="Standard"/>
      <text:p text:style-name="Standard"/>
      <text:p text:style-name="Standard"/>
      <text:p text:style-name="Standard">CRUD User's and Persons</text:p>
      <text:p text:style-name="Standard">CRUD All Events – So this page could be like My_Room. Just for all rooms, sorted in some fasion.</text:p>
      <text:p text:style-name="Standard"><text:s text:c="2"/><text:tab/><text:tab/><text:tab/>And with editing available on the occupation event as is normally in my_guests</text:p>
      <text:p text:style-name="Standard">take building / floors / rooms offline and bring them back</text:p>
      <text:p text:style-name="Standard"><text:tab/>bool attached to rooms, methods for taking larger sections out</text:p>
      <text:p text:style-name="Standard"><text:tab/>change is_available functio</text:p>
      <text:p text:style-name="Standard">Move members to different rooms, copying their calendars over</text:p>
      <text:p text:style-name="Standard"/>
      <text:p text:style-name="Standard"/>
      <text:p text:style-name="Standard"/>
      <text:p text:style-name="Standard"/>
      <text:p text:style-name="Standard">Model Thoughts ===</text:p>
      <text:p text:style-name="Standard"><text:tab/>Building / Section / Room</text:p>
      <text:p text:style-name="Standard"><text:tab/><text:tab/>Building deletion should cascade, deleting section, deleting rooms</text:p>
      <text:p text:style-name="Standard"><text:tab/><text:tab/>but this shouldn't work backwords</text:p>
      <text:p text:style-name="Standard"><text:tab/>Persons / rooms / calendars / events</text:p>
      <text:p text:style-name="Standard"><text:tab/><text:tab/>deleting persons should not delete rooms</text:p>
      <text:p text:style-name="Standard"><text:tab/><text:tab/>but calendar needs to be renamed and events need to be deleted and Perm Avail made</text:p>
      <text:p text:style-name="Standard"><text:tab/><text:tab/></text:p>
      <text:p text:style-name="Standard"><text:tab/>Calendar / rooms / events</text:p>
      <text:p text:style-name="Standard"><text:tab/><text:tab/>deleting a room should delete its calendar, should delete its events</text:p>
      <text:p text:style-name="Standard"><text:tab/><text:tab/>should not work backward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7-02T14:56:48.85</meta:creation-date>
    <dc:date>2024-07-04T10:51:42.69</dc:date>
    <dc:creator>Trevor Pierson</dc:creator>
    <meta:editing-duration>PT3H3M49S</meta:editing-duration>
    <meta:editing-cycles>3</meta:editing-cycles>
    <meta:generator>OpenOffice/4.1.13$Win32 OpenOffice.org_project/4113m1$Build-9810</meta:generator>
    <meta:document-statistic meta:table-count="0" meta:image-count="0" meta:object-count="0" meta:page-count="1" meta:paragraph-count="37" meta:word-count="278" meta:character-count="1562"/>
  </office:meta>
</office:document-meta>
</file>